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e51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d4e5b"/>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ae510"/>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8" style:family="paragraph" style:parent-style-name="Standard">
      <style:text-properties fo:font-size="24pt" style:font-size-asian="24pt" style:font-size-complex="24pt"/>
    </style:style>
    <style:style style:name="P9" style:family="paragraph" style:parent-style-name="Standard">
      <style:text-properties fo:font-size="24pt" fo:font-weight="bold" style:font-size-asian="24pt" style:font-weight-asian="bold" style:font-size-complex="24pt" style:font-weight-complex="bold"/>
    </style:style>
    <style:style style:name="P10" style:family="paragraph" style:parent-style-name="Standard">
      <style:text-properties fo:font-size="10pt" style:font-size-asian="8.75pt" style:font-size-complex="10pt"/>
    </style:style>
    <style:style style:name="P11" style:family="paragraph" style:parent-style-name="Standard">
      <style:text-properties fo:font-size="10pt" fo:font-weight="bold" officeooo:paragraph-rsid="000ae510" style:font-size-asian="8.75pt" style:font-weight-asian="bold" style:font-size-complex="10pt" style:font-weight-complex="bold"/>
    </style:style>
    <style:style style:name="P12" style:family="paragraph" style:parent-style-name="Standard">
      <style:text-properties fo:font-size="10pt" fo:font-weight="bold" style:font-size-asian="8.75pt" style:font-weight-asian="bold" style:font-size-complex="10pt" style:font-weight-complex="bold"/>
    </style:style>
    <style:style style:name="P13" style:family="paragraph" style:parent-style-name="Standard">
      <style:text-properties fo:font-size="15pt" fo:font-weight="bold" style:font-size-asian="15pt" style:font-weight-asian="bold" style:font-size-complex="15pt" style:font-weight-complex="bold"/>
    </style:style>
    <style:style style:name="P14" style:family="paragraph" style:parent-style-name="Standard">
      <style:text-properties officeooo:rsid="000e9df1" officeooo:paragraph-rsid="000e9df1"/>
    </style:style>
    <style:style style:name="P15" style:family="paragraph" style:parent-style-name="Standard">
      <style:text-properties officeooo:rsid="000f4635" officeooo:paragraph-rsid="000f4635"/>
    </style:style>
    <style:style style:name="T1" style:family="text">
      <style:text-properties officeooo:rsid="000ae510"/>
    </style:style>
    <style:style style:name="T2" style:family="text">
      <style:text-properties fo:font-size="15pt" fo:font-weight="bold" style:font-size-asian="15pt" style:font-weight-asian="bold" style:font-size-complex="15pt" style:font-weight-complex="bold"/>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normal" style:font-size-asian="24pt" style:font-weight-asian="normal" style:font-size-complex="2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otal perspective vortex</text:p>
      <text:p text:style-name="P7">Plug your brain to the shell</text:p>
      <text:p text:style-name="P7"/>
      <text:p text:style-name="P4">Jean Pirsch <text:a xlink:type="simple" xlink:href="mailto:jpirsch@student.42.fr" text:style-name="Internet_20_link" text:visited-style-name="Visited_20_Internet_20_Link">jpirsch@student.42.fr</text:a></text:p>
      <text:p text:style-name="P4"/>
      <text:p text:style-name="P4">Summary: Brain computer interface with machine learning based on</text:p>
      <text:p text:style-name="P4">electoencephalographic data.</text:p>
      <text:p text:style-name="P4"/>
      <text:p text:style-name="P5">Version: 2.1</text:p>
      <text:p text:style-name="P1"/>
      <text:p text:style-name="P1"/>
      <text:p text:style-name="P1"/>
      <text:p text:style-name="P1"><text:span text:style-name="T6">Contents</text:span></text:p>
      <text:p text:style-name="P1"/>
      <text:p text:style-name="Standard">I<text:tab/>Foreword</text:p>
      <text:p text:style-name="Standard"/>
      <text:p text:style-name="Standard">II<text:tab/>Introduction</text:p>
      <text:p text:style-name="Standard"/>
      <text:p text:style-name="Standard">III<text:tab/>Goals</text:p>
      <text:p text:style-name="Standard"/>
      <text:p text:style-name="P1">IV<text:tab/>General instructions</text:p>
      <text:p text:style-name="P1"/>
      <text:p text:style-name="P1"><text:span text:style-name="T1">V<text:tab/></text:span>Mandatory part</text:p>
      <text:p text:style-name="Standard"><text:tab/><text:span text:style-name="T1">V.I<text:tab/></text:span>Structure </text:p>
      <text:p text:style-name="Standard"><text:tab/><text:tab/>V.1.1<text:tab/>Preprocessing, parsing and formating </text:p>
      <text:p text:style-name="Standard"><text:tab/><text:tab/>V.1.2 Treatment pipeline </text:p>
      <text:p text:style-name="Standard"><text:tab/><text:tab/>V.1.3 Implementation</text:p>
      <text:p text:style-name="Standard"><text:tab/><text:tab/>V.1.4 Train, Validation and Test</text:p>
      <text:p text:style-name="Standard"/>
      <text:p text:style-name="Standard">VI<text:tab/>Bonus part9</text:p>
      <text:p text:style-name="Standard"/>
      <text:p text:style-name="Standard">VII<text:tab/>Turn-in and peer-evaluation10</text:p>
      <text:p text:style-name="Standard"/>
      <text:p text:style-name="Standard"/>
      <text:p text:style-name="Standard"/>
      <text:p text:style-name="Standard"/>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P6"><text:soft-page-break/><text:span text:style-name="T4">Chapter I</text:span></text:p>
      <text:p text:style-name="P12"/>
      <text:p text:style-name="P9">Foreword</text:p>
      <text:p text:style-name="Standard"/>
      <text:p text:style-name="P2">"The Total Perspective Vortex derives its picture of the whole Universe on the principle of extrapolated matter analyses. To explain — since every piece of matter in the Universe is in some way affected by every other piece of matter in the Universe, it is in theory possible to extrapolate the whole of creation — every sun, every planet, their orbits, their composition and their economic and social history from, say, one small piece of fairy cake. The man who invented the Total Perspective Vortex did so basically in order to annoy his wife. Trin Tragula — for that was his name — was a dreamer, a thinker, a speculative philosopher or, as his wife would have it, an idiot. And she would nag him incessantly about the utterly inordinate amount of time he spent staring out into space, or mulling over the mechanics of safety pins, or doing spectrographic analyses of pieces of fairy cake. “Have some sense of proportion!” she would say, sometimes as often as thirty-eight times in a single day. And so he built the Total Perspective Vortex — just to show her. And into one end he plugged the whole of reality as extrapolated from a piece of fairy cake, and into the other end he plugged his wife: so that when he turned it on she saw in one instant the whole infinity of creation and herself in relation to it. To Trin Tragula’s horror, the shock completely annihilated her brain; but to his satisfaction he realized that he had proved conclusively that if life is going to exist in a Universe of this size, then the one thing it cannot afford to have is a sense of proportion." Douglas Adams, The Restaurant At The End Of The Universe</text:p>
      <text:p text:style-name="Standard"/>
      <text:p text:style-name="Standard"/>
      <text:p text:style-name="P6"><text:span text:style-name="T4">Chapter II</text:span></text:p>
      <text:p text:style-name="P12"/>
      <text:p text:style-name="P9">Introduction</text:p>
      <text:p text:style-name="P10"/>
      <text:p text:style-name="Standard">This subject aims to create a brain computer interface based on electroencephalographic data (EEG data) with the help of machine learning algorithms. Using a subject’s EEG reading, you’ll have to infer what he or she is thinking about or doing - (motion) A or B in a t0 to tn timeframe.</text:p>
      <text:p text:style-name="Standard"/>
      <text:p text:style-name="Standard"/>
      <text:p text:style-name="P6"><text:span text:style-name="T4">Chapter III</text:span></text:p>
      <text:p text:style-name="P12"/>
      <text:p text:style-name="P9">Goals</text:p>
      <text:p text:style-name="P10"/>
      <text:p text:style-name="Standard"><text:tab/>• Process EEG datas (parsing and filtering)</text:p>
      <text:p text:style-name="Standard"><text:tab/>• Implement a dimensionality reduction algorithm</text:p>
      <text:p text:style-name="Standard"><text:tab/>• Use the pipeline object from scikit-learn</text:p>
      <text:p text:style-name="Standard"><text:tab/>• Classify a data stream in "real time"</text:p>
      <text:p text:style-name="Standard"/>
      <text:p text:style-name="Standard"/>
      <text:p text:style-name="Standard"/>
      <text:p text:style-name="Standard"/>
      <text:p text:style-name="Standard"/>
      <text:p text:style-name="Standard"/>
      <text:p text:style-name="Standard"/>
      <text:p text:style-name="P6"><text:soft-page-break/><text:span text:style-name="T4">Chapter IV</text:span></text:p>
      <text:p text:style-name="P12"/>
      <text:p text:style-name="P9">General instructions</text:p>
      <text:p text:style-name="P10"/>
      <text:p text:style-name="P2">You’ll have to process data coming from cerebral activity, with machine learning algorithms. The data was mesured during a motor imagery experiment, where people had to do or imagine a hand or feet movement. Those people were told to think or do a movement corresponding to a symbol displayed on screen. The results are cerebral signals with labels indicating moments where the subject had to perform a certain task. You’ll have to code in Python as it provides MNE, a library specialized in EEG data processing and, scikit-learn, a library specialized in machine learning. The subject focuses on implementing the algorithm of dimensionality reduction, to further transform filtered data before classification. This algorithm will have to be integrated within sklearn so you’ll be able to use sklearn tools for classification and score validation.</text:p>
      <text:p text:style-name="P1"/>
      <text:p text:style-name="P1"/>
      <text:p text:style-name="P1"><text:span text:style-name="T5">Chapter V</text:span></text:p>
      <text:p text:style-name="P11"/>
      <text:p text:style-name="P9">Mandatory part</text:p>
      <text:p text:style-name="P10"/>
      <text:p text:style-name="P13">V.1<text:tab/>Structure</text:p>
      <text:p text:style-name="Standard">You will have to write a python program implementing the three phases of data process-ing:</text:p>
      <text:p text:style-name="Standard"/>
      <text:p text:style-name="P13">V.1.1<text:tab/>Preprocessing, parsing and formating</text:p>
      <text:p text:style-name="Standard"/>
      <text:p text:style-name="P2">First you’ll need to parse and explore EEG data with MNE, from physionet. You will have to write a script to visualize raw data then filter it to keep only useful frequency bands, and visualize again after this preprocessing. This part is where you’ll decide which features you’ll extract from the signals to feed them to your algorithm. So you’ll have to be thorough picking what matters for the desired output. One example is to use the power of the signal by frequency and by channel to the pipeline’s input. Most of the algorithms linked to filtering and obtaining the signal’s specter use fourier transform or wavelet transform (cf. bonus).</text:p>
      <text:p text:style-name="Standard"/>
      <text:p text:style-name="P13">V.1.2<text:tab/>Treatment pipeline</text:p>
      <text:p text:style-name="P2">Then the processing pipeline has to be setup :</text:p>
      <text:p text:style-name="P2"><text:tab/>• Dimensionality reduction algorithm (ie : PCA, ICA, CSP, CSSP...).</text:p>
      <text:p text:style-name="P2"><text:tab/>• Classification algorithm, there is plenty of choice among those available in sklearn, to output the decision of what data chunk correspond to what kind of motion.</text:p>
      <text:p text:style-name="P2"><text:tab/>• "Playback" reading on the file to simulate a data stream.</text:p>
      <text:p text:style-name="P2">It is advised to first test your program architecture with sklearn and MNE algorithms, before implementing your own CSP or whatever algorithm you chose. The program will have to contain a script for training and a script for prediction. The script predicting output will have to do it on a stream of data, and before a delay of 2s, after the data chunk was sent to the processing pipeline. (you should not use mne-realtime)</text:p>
      <text:p text:style-name="P2"/>
      <text:p text:style-name="P3">You have to use the pipeline object from sklearn (use baseEstimator and transformer-</text:p>
      <text:p text:style-name="P3">Mixin classes of sklearn)</text:p>
      <text:p text:style-name="Standard"/>
      <text:p text:style-name="P13">V.1.3<text:tab/>Implementation</text:p>
      <text:p text:style-name="P12"><text:soft-page-break/></text:p>
      <text:p text:style-name="P2">The aim is to implement the dimensionality reduction algorithm. This means to express the data with the most meaningful features, by determining a projection matrix. This matrix will project the data on a new set of axises that will express the most "important" variations. It is called a change of basis, and it is a transformation composed of rotations, translations and scaling operations. As such the PCA considers your dataset and determine new basis components, sorted by how much those axises account for variations in the data.</text:p>
      <text:p text:style-name="Standard"/>
      <text:p text:style-name="P2">The CSP or common spatial patterns, analyses the data depending on the output classes and try to maximize the variations between them. PCA is a more general algorithm, but CSP is more used in EEG BCIs. Lets take the formal expression of an EEG signal :</text:p>
      <text:p text:style-name="Standard">ch∗time</text:p>
      <text:p text:style-name="Standard">{En }N</text:p>
      <text:p text:style-name="Standard">n=1 ∈ R</text:p>
      <text:p text:style-name="Standard">(V.1)</text:p>
      <text:p text:style-name="Standard">we have :</text:p>
      <text:p text:style-name="Standard">• N the number of event of every classes,</text:p>
      <text:p text:style-name="Standard">• ch number of channels ( electrodes )</text:p>
      <text:p text:style-name="Standard">• time the length of event recording</text:p>
      <text:p text:style-name="Standard">Considering the extracted signal matrix X ∈ Rd∗N , knowing that d = ch ∗ time is the</text:p>
      <text:p text:style-name="Standard">dimension of a signal vector for an event record.</text:p>
      <text:p text:style-name="Standard">Your objective will be to find transformation matrix W such that :</text:p>
      <text:p text:style-name="Standard">W X = XCSP where XCSP correspond to the transformed data by the CSP algorithm (</text:p>
      <text:p text:style-name="Standard">or XP CA , XICA , ... depending on your choice).</text:p>
      <text:p text:style-name="Standard">T</text:p>
      <text:p text:style-name="Standard">Are also allowed Numpy or scipy functions to find eigenvalues, singular values, and</text:p>
      <text:p text:style-name="Standard">covariance matrix estimation.</text:p>
      <text:p text:style-name="Standard">7Total perspective vortex</text:p>
      <text:p text:style-name="Standard"/>
      <text:p text:style-name="P13">V.1.4<text:tab/>Train, Validation and Test</text:p>
      <text:p text:style-name="P13"/>
      <text:p text:style-name="Standard">• You have to use cross_val_score on the whole processing pipeline, to evaluate your classification.</text:p>
      <text:p text:style-name="Standard">• You must choose how to split your data set between Train, Validation and Test set (Do not overfit, with different splits each time)</text:p>
      <text:p text:style-name="Standard">• You must have 60% mean accuracy on all subjects used in your Test Data (corresponding to the six types of experiment runs and on never-learned data)</text:p>
      <text:p text:style-name="Standard">• You can train / predict on the subject and the task of your choice</text:p>
      <text:p text:style-name="Standard">For exemples:</text:p>
      <text:p text:style-name="P15">```py</text:p>
      <text:p text:style-name="Standard">python mybci.py 4 14 train</text:p>
      <text:p text:style-name="Standard">[0.6666 0.4444 0.4444 0.4444 0.4444 0.6666 0.8888 0.1111 0.7777 0.4444]</text:p>
      <text:p text:style-name="Standard">cross_val_score: 0.5333</text:p>
      <text:p text:style-name="P15">```</text:p>
      <text:p text:style-name="Standard"/>
      <text:p text:style-name="P14">```py</text:p>
      <text:p text:style-name="Standard">python mybci.py 4 14 predict</text:p>
      <text:p text:style-name="Standard">epoch nb: [prediction] [truth] equal?</text:p>
      <text:p text:style-name="Standard">Epoch 00:<text:tab/><text:tab/>[2]<text:tab/>[1] False</text:p>
      <text:p text:style-name="Standard">epoch 01:<text:tab/><text:tab/>[1]<text:tab/>[1] True</text:p>
      <text:p text:style-name="Standard">epoch 02:<text:tab/><text:tab/>[2]<text:tab/>[1] False</text:p>
      <text:p text:style-name="Standard">epoch 03:<text:tab/><text:tab/>[1]<text:tab/>[2] False</text:p>
      <text:p text:style-name="Standard">epoch 04:<text:tab/><text:tab/>[2]<text:tab/>[2] True</text:p>
      <text:p text:style-name="Standard"><text:soft-page-break/>epoch 05:<text:tab/><text:tab/>[1]<text:tab/>[1] True</text:p>
      <text:p text:style-name="Standard">epoch 06:<text:tab/><text:tab/>[1]<text:tab/>[1] True</text:p>
      <text:p text:style-name="Standard">epoch 07:<text:tab/><text:tab/>[1]<text:tab/>[1] True</text:p>
      <text:p text:style-name="Standard">epoch 08:<text:tab/><text:tab/>[2]<text:tab/>[2] True</text:p>
      <text:p text:style-name="Standard">Accuracy: 0.6666</text:p>
      <text:p text:style-name="P14">```</text:p>
      <text:p text:style-name="Standard"/>
      <text:p text:style-name="P14">```py</text:p>
      <text:p text:style-name="Standard">python mybci.py</text:p>
      <text:p text:style-name="Standard">experiment 0: subject 001: accuracy = 0.6</text:p>
      <text:p text:style-name="Standard">experiment 0: subject 002: accuracy = 0.8</text:p>
      <text:p text:style-name="Standard">....</text:p>
      <text:p text:style-name="Standard">Mean accuracy of the six different experiments for all 109 subjects:</text:p>
      <text:p text:style-name="Standard">experiment 0:<text:tab/><text:tab/><text:tab/>accuracy = 0.5991</text:p>
      <text:p text:style-name="Standard">experiment 1:<text:tab/><text:tab/><text:tab/>accuracy = 0.5718</text:p>
      <text:p text:style-name="Standard">experiment 2:<text:tab/><text:tab/><text:tab/>accuracy = 0.7130</text:p>
      <text:p text:style-name="Standard">experiment 3:<text:tab/><text:tab/><text:tab/>accuracy = 0.6035</text:p>
      <text:p text:style-name="Standard">experiment 4:<text:tab/><text:tab/><text:tab/>accuracy = 0.5937</text:p>
      <text:p text:style-name="Standard">experiment 5:<text:tab/><text:tab/><text:tab/>accuracy = 0.6753</text:p>
      <text:p text:style-name="Standard"/>
      <text:p text:style-name="Standard">Mean accuracy of 6 experiments: 0.6261</text:p>
      <text:p text:style-name="P14">```</text:p>
      <text:p text:style-name="P14"/>
      <text:p text:style-name="P14"/>
      <text:p text:style-name="P9">Chapter VI</text:p>
      <text:p text:style-name="P12"/>
      <text:p text:style-name="P9">Bonus part</text:p>
      <text:p text:style-name="P10"/>
      <text:p text:style-name="Standard">The bonuses might be improvements on any step of the subject like :</text:p>
      <text:p text:style-name="Standard"><text:tab/>• Improve preprocessing by working on signal specter variation (ie : use wavelets</text:p>
      <text:p text:style-name="Standard">transform).</text:p>
      <text:p text:style-name="Standard"><text:tab/>• Implement your own classifier or any other step of the pipeline</text:p>
      <text:p text:style-name="Standard"><text:tab/>• Work on other datasets.</text:p>
      <text:p text:style-name="P2">The implementation of another part of the pipeline allow to dig deeper into the parsing, the preprocessing or the classification. An harder bonus would be to coder your own functions for eigenvalues | singular values decompostion or covariance matrix estimation (this task is hard because the data are subject to noise and don’t form a square matrix).</text:p>
      <text:p text:style-name="Standard"/>
      <text:p text:style-name="Standard"/>
      <text:p text:style-name="P9">Chapter VII</text:p>
      <text:p text:style-name="P12"/>
      <text:p text:style-name="P9">Turn-in and peer-evaluation</text:p>
      <text:p text:style-name="P10"/>
      <text:p text:style-name="P2">Turn your work in using your GiT repository, as usual. Only work present on your repository will be graded in defense.</text:p>
      <text:p text:style-name="P2">Only the python program needs to be present on your repository and not the datas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23:43:19.955209564</meta:creation-date>
    <dc:date>2026-01-13T00:34:27.616013953</dc:date>
    <meta:editing-duration>PT6M40S</meta:editing-duration>
    <meta:editing-cycles>3</meta:editing-cycles>
    <meta:generator>LibreOffice/7.3.7.2$Linux_X86_64 LibreOffice_project/30$Build-2</meta:generator>
    <meta:document-statistic meta:table-count="0" meta:image-count="0" meta:object-count="0" meta:page-count="5" meta:paragraph-count="119" meta:word-count="1497" meta:character-count="8821" meta:non-whitespace-character-count="7395"/>
  </office:meta>
</office:document-meta>
</file>